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1c" officeooo:paragraph-rsid="0016891c"/>
    </style:style>
    <style:style style:name="P2" style:family="paragraph" style:parent-style-name="Standard">
      <style:text-properties officeooo:rsid="001fb317" officeooo:paragraph-rsid="001fb317"/>
    </style:style>
    <style:style style:name="P3" style:family="paragraph" style:parent-style-name="Standard">
      <style:text-properties officeooo:rsid="002d9d07" officeooo:paragraph-rsid="002d9d07"/>
    </style:style>
    <style:style style:name="P4" style:family="paragraph" style:parent-style-name="Standard">
      <style:text-properties officeooo:rsid="0033cdf9" officeooo:paragraph-rsid="002cbc5b"/>
    </style:style>
    <style:style style:name="P5" style:family="paragraph" style:parent-style-name="Standard" style:list-style-name="L1">
      <style:text-properties officeooo:rsid="002d9d07" officeooo:paragraph-rsid="002d9d07"/>
    </style:style>
    <style:style style:name="P6" style:family="paragraph" style:parent-style-name="Standard" style:list-style-name="L2"/>
    <style:style style:name="P7" style:family="paragraph" style:parent-style-name="Standard" style:list-style-name="L3">
      <style:text-properties officeooo:rsid="0020f1f1" officeooo:paragraph-rsid="0020f1f1"/>
    </style:style>
    <style:style style:name="P8" style:family="paragraph" style:parent-style-name="Standard" style:list-style-name="L3">
      <style:text-properties officeooo:rsid="00221623" officeooo:paragraph-rsid="00221623"/>
    </style:style>
    <style:style style:name="P9" style:family="paragraph" style:parent-style-name="Standard" style:list-style-name="L3">
      <style:text-properties officeooo:rsid="0024122f" officeooo:paragraph-rsid="0024122f"/>
    </style:style>
    <style:style style:name="P10" style:family="paragraph" style:parent-style-name="Standard" style:list-style-name="L3">
      <style:text-properties officeooo:rsid="00242a9c" officeooo:paragraph-rsid="00242a9c"/>
    </style:style>
    <style:style style:name="P11" style:family="paragraph" style:parent-style-name="Standard" style:list-style-name="L3">
      <style:text-properties officeooo:rsid="00259945" officeooo:paragraph-rsid="00259945"/>
    </style:style>
    <style:style style:name="P12" style:family="paragraph" style:parent-style-name="Standard" style:list-style-name="L3">
      <style:text-properties officeooo:rsid="0029f1e1" officeooo:paragraph-rsid="0029f1e1"/>
    </style:style>
    <style:style style:name="P13" style:family="paragraph" style:parent-style-name="Standard" style:list-style-name="L3">
      <style:text-properties officeooo:rsid="002cbc5b" officeooo:paragraph-rsid="002cbc5b"/>
    </style:style>
    <style:style style:name="P14" style:family="paragraph" style:parent-style-name="Standard" style:list-style-name="L4">
      <style:text-properties officeooo:rsid="0033cdf9" officeooo:paragraph-rsid="0033cdf9"/>
    </style:style>
    <style:style style:name="P15" style:family="paragraph" style:parent-style-name="Standard" style:list-style-name="L4">
      <style:text-properties officeooo:rsid="0035772a" officeooo:paragraph-rsid="0035772a"/>
    </style:style>
    <style:style style:name="P16" style:family="paragraph" style:parent-style-name="Standard" style:list-style-name="L4">
      <style:text-properties officeooo:rsid="00383472" officeooo:paragraph-rsid="00383472"/>
    </style:style>
    <style:style style:name="P17" style:family="paragraph" style:parent-style-name="Standard" style:list-style-name="L4">
      <style:text-properties officeooo:rsid="0039ec67" officeooo:paragraph-rsid="0039ec67"/>
    </style:style>
    <style:style style:name="P18" style:family="paragraph" style:parent-style-name="Standard" style:list-style-name="L4">
      <style:text-properties officeooo:rsid="003c3e77" officeooo:paragraph-rsid="003c3e77"/>
    </style:style>
    <style:style style:name="P19" style:family="paragraph" style:parent-style-name="Standard">
      <style:text-properties officeooo:rsid="003da110" officeooo:paragraph-rsid="003c3e77"/>
    </style:style>
    <style:style style:name="P20" style:family="paragraph" style:parent-style-name="Standard" style:list-style-name="L5">
      <style:text-properties officeooo:paragraph-rsid="003da110"/>
    </style:style>
    <style:style style:name="P21" style:family="paragraph" style:parent-style-name="Standard" style:list-style-name="L5">
      <style:text-properties officeooo:rsid="003eb652" officeooo:paragraph-rsid="003eb652"/>
    </style:style>
    <style:style style:name="P22" style:family="paragraph" style:parent-style-name="Standard">
      <style:text-properties officeooo:rsid="003eb652" officeooo:paragraph-rsid="003eb652"/>
    </style:style>
    <style:style style:name="T1" style:family="text">
      <style:text-properties officeooo:rsid="0016891c"/>
    </style:style>
    <style:style style:name="T2" style:family="text">
      <style:text-properties officeooo:rsid="0017509a"/>
    </style:style>
    <style:style style:name="T3" style:family="text">
      <style:text-properties officeooo:rsid="00192e28"/>
    </style:style>
    <style:style style:name="T4" style:family="text">
      <style:text-properties officeooo:rsid="001c036c"/>
    </style:style>
    <style:style style:name="T5" style:family="text">
      <style:text-properties officeooo:rsid="001d771d"/>
    </style:style>
    <style:style style:name="T6" style:family="text">
      <style:text-properties officeooo:rsid="001df605"/>
    </style:style>
    <style:style style:name="T7" style:family="text">
      <style:text-properties officeooo:rsid="001e67e1"/>
    </style:style>
    <style:style style:name="T8" style:family="text">
      <style:text-properties officeooo:rsid="001f53eb"/>
    </style:style>
    <style:style style:name="T9" style:family="text">
      <style:text-properties officeooo:rsid="0020f1f1"/>
    </style:style>
    <style:style style:name="T10" style:family="text">
      <style:text-properties officeooo:rsid="0025d083"/>
    </style:style>
    <style:style style:name="T11" style:family="text">
      <style:text-properties officeooo:rsid="002631a3"/>
    </style:style>
    <style:style style:name="T12" style:family="text">
      <style:text-properties officeooo:rsid="00272737"/>
    </style:style>
    <style:style style:name="T13" style:family="text">
      <style:text-properties officeooo:rsid="0027f44b"/>
    </style:style>
    <style:style style:name="T14" style:family="text">
      <style:text-properties officeooo:rsid="0030fb39"/>
    </style:style>
    <style:style style:name="T15" style:family="text">
      <style:text-properties officeooo:rsid="00321f22"/>
    </style:style>
    <style:style style:name="T16" style:family="text">
      <style:text-properties officeooo:rsid="00369622"/>
    </style:style>
    <style:style style:name="T17" style:family="text">
      <style:text-properties officeooo:rsid="003c3e77"/>
    </style:style>
    <style:style style:name="T18" style:family="text">
      <style:text-properties officeooo:rsid="003da110"/>
    </style:style>
    <style:style style:name="T19" style:family="text">
      <style:text-properties officeooo:rsid="003effed"/>
    </style:style>
    <style:style style:name="T20" style:family="text">
      <style:text-properties officeooo:rsid="004047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8/10</text:p>
      <text:list xml:id="list25465068" text:style-name="L1">
        <text:list-item>
          <text:p text:style-name="P5">Se crea un messageID para saber a qué petición corresponde una respuesta <text:span text:style-name="T15">en la interfaz A de los trackers</text:span>, <text:span text:style-name="T15">porque son por UDP</text:span></text:p>
        </text:list-item>
        <text:list-item>
          <text:p text:style-name="P5">El messageID es un incremental para no complicar<text:span text:style-name="T14">la</text:span></text:p>
        </text:list-item>
      </text:list>
      <text:p text:style-name="P1">25/10</text:p>
      <text:list xml:id="list3806568806" text:style-name="L2">
        <text:list-item>
          <text:p text:style-name="P6"><text:span text:style-name="T1">E</text:span>n el scan el server manda el scan con el body vacío, y da la vuelta hasta que vuelve al primero y se lo devuelve al sv</text:p>
        </text:list-item>
        <text:list-item>
          <text:p text:style-name="P6"><text:span text:style-name="T1">L</text:span>os mensajes ahora además de guardarse el ip, puerto del server en el tracker que lo recibió, también se manda en el mensaje "por si se llegara a caer" o se pierde el mensaje. No pensamos implementarlo en principio, pero sí la interfaz para la interoperabilidad</text:p>
        </text:list-item>
        <text:list-item>
          <text:p text:style-name="P6"><text:span text:style-name="T1">S</text:span>e cambió <text:span text:style-name="T15">FOUND</text:span> para que vaya directo al <text:span text:style-name="T3">server</text:span>, ya que sería redundante dar toda la vuelta si ya tiene el <text:span text:style-name="T3">i</text:span>p, puerto del server. <text:span text:style-name="T2">Por lo tanto ningún tracker recibe </text:span><text:span text:style-name="T15">FOUND</text:span></text:p>
        </text:list-item>
        <text:list-item>
          <text:p text:style-name="P6"><text:span text:style-name="T9">E</text:span>l <text:span text:style-name="T15">SCAN </text:span>y el <text:span text:style-name="T15">FOUND </text:span>llevan el mismo id</text:p>
        </text:list-item>
        <text:list-item>
          <text:p text:style-name="P6"><text:span text:style-name="T4">P</text:span>lanteamos el hecho de interoperabilidad entre trackers de distintos grupos, y decidimos que no, para dar más libertad <text:span text:style-name="T5">de diseño a los grupos</text:span></text:p>
        </text:list-item>
        <text:list-item>
          <text:p text:style-name="P6"><text:span text:style-name="T6">P</text:span>lanteamos si el hash <text:span text:style-name="T7">del archivo que se sube </text:span>debería hacer<text:span text:style-name="T7">se en</text:span> el cliente, en el server o en el tracker, ya que el cliente sabe todo y el tracker tiene los datos almacenados como para hacer el hash. <text:span text:style-name="T11">S</text:span><text:span text:style-name="T8">e decidió que el server sería el más adecuado </text:span><text:span text:style-name="T11">para más consistencia</text:span></text:p>
        </text:list-item>
        <text:list-item>
          <text:p text:style-name="P6"><text:span text:style-name="T8">E</text:span>l id en el body de <text:span text:style-name="T15">STORE</text:span>, <text:span text:style-name="T15">SCAN </text:span>y <text:span text:style-name="T15">FOUND </text:span>es en realidad el hash, es redundante pero <text:span text:style-name="T8">se decidió armarlo así</text:span></text:p>
        </text:list-item>
      </text:list>
      <text:p text:style-name="P2">01/11</text:p>
      <text:list xml:id="list3282813886" text:style-name="L3">
        <text:list-item>
          <text:p text:style-name="P7">Vamos a trabajar con IPs locales</text:p>
        </text:list-item>
        <text:list-item>
          <text:p text:style-name="P7">Se complica saber la IP del servidor, o bien se puede hardcodear</text:p>
        </text:list-item>
        <text:list-item>
          <text:p text:style-name="P8">No hay reintentos de mensajes ya que no se pide en el tp</text:p>
        </text:list-item>
        <text:list-item>
          <text:p text:style-name="P8">No se pide reintento de descarga entre nodos pares</text:p>
        </text:list-item>
        <text:list-item>
          <text:p text:style-name="P9">No se pide la misma cantidad de archivos en los trackers <text:span text:style-name="T12">(distribución equitativa de los archivos entre los trackers), </text:span><text:span text:style-name="T13">pero sí que estén ordenados para facilitar la búsqueda</text:span></text:p>
        </text:list-item>
        <text:list-item>
          <text:p text:style-name="P10">El Scan (y capaz el Store) para la parte de promoción se usaban para la redundancia de archivos para la tolerancia a fallos (tener los archivos de los vecinos)</text:p>
        </text:list-item>
        <text:list-item>
          <text:p text:style-name="P11">En el cliente, la descarga se realiza a partir de la lista de archivos, <text:span text:style-name="T10">por eso se manda el hash, en vez del nombre</text:span></text:p>
        </text:list-item>
        <text:list-item>
          <text:p text:style-name="P12">Estas minutas se guardan en el repositorio de git</text:p>
        </text:list-item>
        <text:list-item>
          <text:p text:style-name="P13">La interfaz C se incluyó dentro de la A, para “evitar re-implementar interfaces”</text:p>
        </text:list-item>
      </text:list>
      <text:p text:style-name="P4">08/11</text:p>
      <text:list xml:id="list415760668" text:style-name="L4">
        <text:list-item>
          <text:p text:style-name="P14">Count no necesita originIP y originPort porque se origina en el tracker, no en el server</text:p>
        </text:list-item>
        <text:list-item>
          <text:p text:style-name="P15">Se corrigió en el Found a los Pares como un vector para que sirva para <text:span text:style-name="T16">reutilizarlo en </text:span>el requisito de promoción</text:p>
        </text:list-item>
        <text:list-item>
          <text:p text:style-name="P16">Decidimos ordenar globalmente por hashes</text:p>
        </text:list-item>
        <text:list-item>
          <text:p text:style-name="P17">En el Scan, hay un problema de no saber si el mensaje viene del server o no, por esto se decidió que el server envía el body en undefined</text:p>
        </text:list-item>
        <text:list-item>
          <text:p text:style-name="P17">En el Store se decidió que pares sea <text:span text:style-name="T17">array para poder usarlo para recuperarse de la caida de un tracker</text:span></text:p>
        </text:list-item>
        <text:list-item>
          <text:p text:style-name="P18">Se pensaba hacer todo igual el Search y el Found, pero se decidió dejar diferentes las rutas (route) porque, si se hace recorriendo toda la lista, un tracker no se sabe si es un Search o un Found vacío</text:p>
        </text:list-item>
      </text:list>
      <text:p text:style-name="P19">15/11</text:p>
      <text:list xml:id="list97447920" text:style-name="L5">
        <text:list-item>
          <text:p text:style-name="P20"><text:span text:style-name="T18">Se decidió que sí se pueden hacer algunos cambios por compatibilidad entre el 6/12y el 9/12</text:span></text:p>
        </text:list-item>
        <text:list-item>
          <text:p text:style-name="P21">El nodo par pide la lista de pares del .torrente, y si uno de la lista no responde puede <text:span text:style-name="T20">pedírselo al que siga</text:span></text:p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45:15.696948303</meta:creation-date>
    <dc:date>2021-11-15T10:11:11.572465447</dc:date>
    <meta:editing-duration>PT2H7M6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584" meta:character-count="2988" meta:non-whitespace-character-count="2461"/>
  </office:meta>
</office:document-meta>
</file>